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do X</text:p>
      <text:p text:style-name="Standard"/>
      <text:p text:style-name="Standard">Vino para vengarse</text:p>
      <text:p text:style-name="Standard">de mi alma extranjera</text:p>
      <text:p text:style-name="Standard">Calló como la lluvia</text:p>
      <text:p text:style-name="Standard">sobre el suelo de diciembre.</text:p>
      <text:p text:style-name="Standard"/>
      <text:p text:style-name="Standard">El cielo bien</text:p>
      <text:p text:style-name="Standard">lo confirmó</text:p>
      <text:p text:style-name="Standard">La regla es</text:p>
      <text:p text:style-name="Standard">creer en males necios.</text:p>
      <text:p text:style-name="Standard"/>
      <text:p text:style-name="Standard">Llevo siempre conmigo</text:p>
      <text:p text:style-name="Standard">una mente que va en blanco</text:p>
      <text:p text:style-name="Standard">Procesando inicios</text:p>
      <text:p text:style-name="Standard">que nunca fueron los míos.</text:p>
      <text:p text:style-name="Standard"/>
      <text:p text:style-name="Standard">La calma es</text:p>
      <text:p text:style-name="Standard">estado ex</text:p>
      <text:p text:style-name="Standard">Tu vida va</text:p>
      <text:p text:style-name="Standard">a reiniciar el cic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Renich Bon Ciric</dc:creator>
    <dc:date>2008-06-25T20:34:3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58" meta:character-count="294"/>
  </office:meta>
</office:document-meta>
</file>